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7972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46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32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Bitstream Vera Sans"/>
    </style:style>
    <style:style style:name="ce2" style:family="table-cell" style:parent-style-name="Default">
      <style:text-properties style:font-name="Bitstream Vera Sans" fo:font-size="18pt"/>
    </style:style>
    <style:style style:name="ce3" style:family="table-cell" style:parent-style-name="Default">
      <style:table-cell-properties fo:background-color="#000000"/>
      <style:text-properties style:font-name="Bitstream Vera Sans" fo:font-weight="bold"/>
    </style:style>
    <style:style style:name="ce4" style:family="table-cell" style:parent-style-name="Default" style:data-style-name="N11">
      <style:text-properties style:font-name="Bitstream Vera San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50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ACQBOARD Project Summary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tal Device Count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Quant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Val</text:p>
          </table:table-cell>
          <table:table-cell table:style-name="ce3" office:value-type="string">
            <text:p>Tol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Distributor</text:p>
          </table:table-cell>
          <table:table-cell table:style-name="ce3" office:value-type="string">
            <text:p>Qty</text:p>
          </table:table-cell>
          <table:table-cell table:style-name="ce3" table:number-columns-repeated="247"/>
        </table:table-row>
        <table:table-row table:style-name="ro1">
          <table:table-cell office:value-type="string">
            <text:p>10</text:p>
          </table:table-cell>
          <table:table-cell office:value-type="string">
            <text:p>AD8221AR</text:p>
          </table:table-cell>
          <table:table-cell office:value-type="string">
            <text:p>Analog Devices</text:p>
          </table:table-cell>
          <table:table-cell office:value-type="string">
            <text:p>SOIC</text:p>
          </table:table-cell>
          <table:table-cell/>
          <table:table-cell office:value-type="string">
            <text:p>AR</text:p>
          </table:table-cell>
          <table:table-cell table:formula="oooc:=[.D4]*[.A7]" office:value-type="float" office:value="210">
            <text:p>210</text:p>
          </table:table-cell>
          <table:table-cell office:value-type="string">
            <text:p>AD</text:p>
          </table:table-cell>
          <table:table-cell office:value-type="float" office:value="196">
            <text:p>196</text:p>
          </table:table-cell>
          <table:table-cell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XC3S50-VQ100C</text:p>
          </table:table-cell>
          <table:table-cell office:value-type="string">
            <text:p>Xilinx</text:p>
          </table:table-cell>
          <table:table-cell office:value-type="string">
            <text:p>VQ100</text:p>
          </table:table-cell>
          <table:table-cell table:number-columns-repeated="2"/>
          <table:table-cell table:formula="oooc:=[.D4]*[.A8]" office:value-type="float" office:value="21">
            <text:p>21</text:p>
          </table:table-cell>
          <table:table-cell office:value-type="string">
            <text:p>Avnet</text:p>
          </table:table-cell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HFBR-1528</text:p>
          </table:table-cell>
          <table:table-cell office:value-type="string">
            <text:p>Avago Technologies</text:p>
          </table:table-cell>
          <table:table-cell table:number-columns-repeated="3"/>
          <table:table-cell table:formula="oooc:=[.D4]*[.A9]" office:value-type="float" office:value="21">
            <text:p>21</text:p>
          </table:table-cell>
          <table:table-cell office:value-type="string">
            <text:p>avnet</text:p>
          </table:table-cell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HFBR-2528</text:p>
          </table:table-cell>
          <table:table-cell office:value-type="string">
            <text:p>Avago Technologies</text:p>
          </table:table-cell>
          <table:table-cell table:number-columns-repeated="3"/>
          <table:table-cell table:formula="oooc:=[.D4]*[.A10]" office:value-type="float" office:value="21">
            <text:p>21</text:p>
          </table:table-cell>
          <table:table-cell office:value-type="string">
            <text:p>avnet</text:p>
          </table:table-cell>
          <table:table-cell office:value-type="float" office:value="30">
            <text:p>30</text:p>
          </table:table-cell>
          <table:table-cell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SN75451BDR</text:p>
          </table:table-cell>
          <table:table-cell office:value-type="string">
            <text:p>Texas Instruments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11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SSF-LXH2100ID</text:p>
          </table:table-cell>
          <table:table-cell office:value-type="string">
            <text:p>Lumex</text:p>
          </table:table-cell>
          <table:table-cell office:value-type="string">
            <text:p>Dual-LED</text:p>
          </table:table-cell>
          <table:table-cell table:number-columns-repeated="2"/>
          <table:table-cell table:formula="oooc:=[.D4]*[.A12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25LC320/SN</text:p>
          </table:table-cell>
          <table:table-cell office:value-type="string">
            <text:p>Microchip, Inc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13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SG-636PCE 36.0000MC0</text:p>
          </table:table-cell>
          <table:table-cell office:value-type="string">
            <text:p>Epson Electronics America Inc</text:p>
          </table:table-cell>
          <table:table-cell table:number-columns-repeated="3"/>
          <table:table-cell table:formula="oooc:=[.D4]*[.A14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XCF01SV020C</text:p>
          </table:table-cell>
          <table:table-cell office:value-type="string">
            <text:p>Xilinx</text:p>
          </table:table-cell>
          <table:table-cell office:value-type="string">
            <text:p>VO20</text:p>
          </table:table-cell>
          <table:table-cell table:number-columns-repeated="2"/>
          <table:table-cell table:formula="oooc:=[.D4]*[.A15]" office:value-type="float" office:value="21">
            <text:p>21</text:p>
          </table:table-cell>
          <table:table-cell office:value-type="string">
            <text:p>avnet</text:p>
          </table:table-cell>
          <table:table-cell office:value-type="float" office:value="24">
            <text:p>24</text:p>
          </table:table-cell>
          <table:table-cell table:number-columns-repeated="247"/>
        </table:table-row>
        <table:table-row table:style-name="ro1">
          <table:table-cell office:value-type="string">
            <text:p>2</text:p>
          </table:table-cell>
          <table:table-cell office:value-type="string">
            <text:p>ADG604YRU</text:p>
          </table:table-cell>
          <table:table-cell office:value-type="string">
            <text:p>Analog Devices</text:p>
          </table:table-cell>
          <table:table-cell office:value-type="string">
            <text:p>TSSOP-14</text:p>
          </table:table-cell>
          <table:table-cell table:number-columns-repeated="2"/>
          <table:table-cell table:formula="oooc:=[.D4]*[.A16]" office:value-type="float" office:value="42">
            <text:p>42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3</text:p>
          </table:table-cell>
          <table:table-cell office:value-type="string">
            <text:p>AD8510ARM</text:p>
          </table:table-cell>
          <table:table-cell office:value-type="string">
            <text:p>Analog Devices</text:p>
          </table:table-cell>
          <table:table-cell office:value-type="string">
            <text:p>MSOP-8</text:p>
          </table:table-cell>
          <table:table-cell table:number-columns-repeated="2"/>
          <table:table-cell table:formula="oooc:=[.D4]*[.A17]" office:value-type="float" office:value="273">
            <text:p>273</text:p>
          </table:table-cell>
          <table:table-cell office:value-type="string">
            <text:p>Already have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ADG619BRM</text:p>
          </table:table-cell>
          <table:table-cell office:value-type="string">
            <text:p>Analog Devices</text:p>
          </table:table-cell>
          <table:table-cell office:value-type="string">
            <text:p>MSOP-8</text:p>
          </table:table-cell>
          <table:table-cell table:number-columns-repeated="2"/>
          <table:table-cell table:formula="oooc:=[.D4]*[.A18]" office:value-type="float" office:value="210">
            <text:p>210</text:p>
          </table:table-cell>
          <table:table-cell office:value-type="string">
            <text:p>AD</text:p>
          </table:table-cell>
          <table:table-cell office:value-type="float" office:value="200">
            <text:p>200</text:p>
          </table:table-cell>
          <table:table-cell table:number-columns-repeated="247"/>
        </table:table-row>
        <table:table-row table:style-name="ro1">
          <table:table-cell office:value-type="string">
            <text:p>10</text:p>
          </table:table-cell>
          <table:table-cell office:value-type="string">
            <text:p>LTC6910-1</text:p>
          </table:table-cell>
          <table:table-cell office:value-type="string">
            <text:p>Linear Technology</text:p>
          </table:table-cell>
          <table:table-cell office:value-type="string">
            <text:p>SOT23-8</text:p>
          </table:table-cell>
          <table:table-cell table:number-columns-repeated="2"/>
          <table:table-cell table:formula="oooc:=[.D4]*[.A19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IL715-3</text:p>
          </table:table-cell>
          <table:table-cell office:value-type="string">
            <text:p>NVE Corporation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20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IL716-3</text:p>
          </table:table-cell>
          <table:table-cell office:value-type="string">
            <text:p>NVE Corporation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21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AD7685BRM</text:p>
          </table:table-cell>
          <table:table-cell office:value-type="string">
            <text:p>Analog Devices</text:p>
          </table:table-cell>
          <table:table-cell office:value-type="string">
            <text:p>MSOP</text:p>
          </table:table-cell>
          <table:table-cell table:number-columns-repeated="2"/>
          <table:table-cell table:formula="oooc:=[.D4]*[.A22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1</text:p>
          </table:table-cell>
          <table:table-cell office:value-type="string">
            <text:p>AD8605ART</text:p>
          </table:table-cell>
          <table:table-cell office:value-type="string">
            <text:p>Analog Devices</text:p>
          </table:table-cell>
          <table:table-cell office:value-type="string">
            <text:p>SOT-23</text:p>
          </table:table-cell>
          <table:table-cell table:number-columns-repeated="2"/>
          <table:table-cell table:formula="oooc:=[.D4]*[.A23]" office:value-type="float" office:value="231">
            <text:p>23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103311-5</text:p>
          </table:table-cell>
          <table:table-cell office:value-type="string">
            <text:p>Steward</text:p>
          </table:table-cell>
          <table:table-cell office:value-type="string">
            <text:p>Header 10x2h</text:p>
          </table:table-cell>
          <table:table-cell table:number-columns-repeated="2"/>
          <table:table-cell table:formula="oooc:=[.D4]*[.A24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2</text:p>
          </table:table-cell>
          <table:table-cell office:value-type="string">
            <text:p>28F0121-1SR</text:p>
          </table:table-cell>
          <table:table-cell office:value-type="string">
            <text:p>Steward</text:p>
          </table:table-cell>
          <table:table-cell office:value-type="string">
            <text:p>3312</text:p>
          </table:table-cell>
          <table:table-cell office:value-type="string">
            <text:p>100 Ohm</text:p>
          </table:table-cell>
          <table:table-cell/>
          <table:table-cell table:formula="oooc:=[.D4]*[.A25]" office:value-type="float" office:value="42">
            <text:p>42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LM4140CCM-4.1</text:p>
          </table:table-cell>
          <table:table-cell office:value-type="string">
            <text:p>National Semiconductor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26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6</text:p>
          </table:table-cell>
          <table:table-cell office:value-type="string">
            <text:p>CD74HC595SM96</text:p>
          </table:table-cell>
          <table:table-cell office:value-type="string">
            <text:p>Texas Instruments</text:p>
          </table:table-cell>
          <table:table-cell office:value-type="string">
            <text:p>SSOP</text:p>
          </table:table-cell>
          <table:table-cell table:number-columns-repeated="2"/>
          <table:table-cell table:formula="oooc:=[.D4]*[.A27]" office:value-type="float" office:value="126">
            <text:p>126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151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150pF</text:p>
          </table:table-cell>
          <table:table-cell office:value-type="string">
            <text:p>5%</text:p>
          </table:table-cell>
          <table:table-cell table:formula="oooc:=[.D4]*[.A28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271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270pF</text:p>
          </table:table-cell>
          <table:table-cell office:value-type="string">
            <text:p>5%</text:p>
          </table:table-cell>
          <table:table-cell table:formula="oooc:=[.D4]*[.A29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391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390pF</text:p>
          </table:table-cell>
          <table:table-cell office:value-type="string">
            <text:p>5%</text:p>
          </table:table-cell>
          <table:table-cell table:formula="oooc:=[.D4]*[.A30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431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430pF</text:p>
          </table:table-cell>
          <table:table-cell office:value-type="string">
            <text:p>5%</text:p>
          </table:table-cell>
          <table:table-cell table:formula="oooc:=[.D4]*[.A31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12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1200pF</text:p>
          </table:table-cell>
          <table:table-cell office:value-type="string">
            <text:p>5%</text:p>
          </table:table-cell>
          <table:table-cell table:formula="oooc:=[.D4]*[.A32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13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1300pF</text:p>
          </table:table-cell>
          <table:table-cell office:value-type="string">
            <text:p>5%</text:p>
          </table:table-cell>
          <table:table-cell table:formula="oooc:=[.D4]*[.A33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15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1500pF</text:p>
          </table:table-cell>
          <table:table-cell office:value-type="string">
            <text:p>5%</text:p>
          </table:table-cell>
          <table:table-cell table:formula="oooc:=[.D4]*[.A34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22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2200pF</text:p>
          </table:table-cell>
          <table:table-cell office:value-type="string">
            <text:p>5%</text:p>
          </table:table-cell>
          <table:table-cell table:formula="oooc:=[.D4]*[.A35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1885C1H24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2400pF</text:p>
          </table:table-cell>
          <table:table-cell office:value-type="string">
            <text:p>5%</text:p>
          </table:table-cell>
          <table:table-cell table:formula="oooc:=[.D4]*[.A36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80</text:p>
          </table:table-cell>
          <table:table-cell office:value-type="string">
            <text:p>RC0603FR-077K5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7.50k</text:p>
          </table:table-cell>
          <table:table-cell office:value-type="string">
            <text:p>1%</text:p>
          </table:table-cell>
          <table:table-cell table:formula="oooc:=[.D4]*[.A37]" office:value-type="float" office:value="1680">
            <text:p>168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32</text:p>
          </table:table-cell>
          <table:table-cell office:value-type="string">
            <text:p>RC0603FR-0711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1.0k</text:p>
          </table:table-cell>
          <table:table-cell office:value-type="string">
            <text:p>1%</text:p>
          </table:table-cell>
          <table:table-cell table:formula="oooc:=[.D4]*[.A38]" office:value-type="float" office:value="672">
            <text:p>672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RC0603FR-0712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2.0k</text:p>
          </table:table-cell>
          <table:table-cell office:value-type="string">
            <text:p>1%</text:p>
          </table:table-cell>
          <table:table-cell table:formula="oooc:=[.D4]*[.A39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RC0603FR-075K6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5.60k</text:p>
          </table:table-cell>
          <table:table-cell office:value-type="string">
            <text:p>1%</text:p>
          </table:table-cell>
          <table:table-cell table:formula="oooc:=[.D4]*[.A40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GRM31C5C1E683JA01L</text:p>
          </table:table-cell>
          <table:table-cell office:value-type="string">
            <text:p>muRata</text:p>
          </table:table-cell>
          <table:table-cell office:value-type="string">
            <text:p>1206</text:p>
          </table:table-cell>
          <table:table-cell office:value-type="string">
            <text:p>68000pF</text:p>
          </table:table-cell>
          <table:table-cell office:value-type="string">
            <text:p>5%</text:p>
          </table:table-cell>
          <table:table-cell table:formula="oooc:=[.D4]*[.A41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8</text:p>
          </table:table-cell>
          <table:table-cell office:value-type="string">
            <text:p>RR0816P-4990-B-T5-68A</text:p>
          </table:table-cell>
          <table:table-cell office:value-type="string">
            <text:p>Susumu Co Ltd</text:p>
          </table:table-cell>
          <table:table-cell office:value-type="string">
            <text:p>0603</text:p>
          </table:table-cell>
          <table:table-cell office:value-type="string">
            <text:p>499</text:p>
          </table:table-cell>
          <table:table-cell office:value-type="string">
            <text:p>0.1%</text:p>
          </table:table-cell>
          <table:table-cell table:formula="oooc:=[.D4]*[.A42]" office:value-type="float" office:value="168">
            <text:p>168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RR0816P-103-B-T5</text:p>
          </table:table-cell>
          <table:table-cell office:value-type="string">
            <text:p>Susumu Co Ltd</text:p>
          </table:table-cell>
          <table:table-cell office:value-type="string">
            <text:p>0603</text:p>
          </table:table-cell>
          <table:table-cell office:value-type="string">
            <text:p>10.0k</text:p>
          </table:table-cell>
          <table:table-cell office:value-type="string">
            <text:p>0.1%</text:p>
          </table:table-cell>
          <table:table-cell table:formula="oooc:=[.D4]*[.A43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RR0816P-303-B-T5</text:p>
          </table:table-cell>
          <table:table-cell office:value-type="string">
            <text:p>Susumu Co Ltd</text:p>
          </table:table-cell>
          <table:table-cell office:value-type="string">
            <text:p>0603</text:p>
          </table:table-cell>
          <table:table-cell office:value-type="string">
            <text:p>30.0k</text:p>
          </table:table-cell>
          <table:table-cell office:value-type="string">
            <text:p>0.1%</text:p>
          </table:table-cell>
          <table:table-cell table:formula="oooc:=[.D4]*[.A44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42</text:p>
          </table:table-cell>
          <table:table-cell office:value-type="string">
            <text:p>C0603C103K5RACTU</text:p>
          </table:table-cell>
          <table:table-cell office:value-type="string">
            <text:p>Kemet</text:p>
          </table:table-cell>
          <table:table-cell office:value-type="string">
            <text:p>0603</text:p>
          </table:table-cell>
          <table:table-cell office:value-type="string">
            <text:p>0.1uF</text:p>
          </table:table-cell>
          <table:table-cell/>
          <table:table-cell table:formula="oooc:=[.D4]*[.A45]" office:value-type="float" office:value="2982">
            <text:p>2982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3</text:p>
          </table:table-cell>
          <table:table-cell office:value-type="string">
            <text:p>T520T476M006ATE070</text:p>
          </table:table-cell>
          <table:table-cell/>
          <table:table-cell office:value-type="string">
            <text:p>3528</text:p>
          </table:table-cell>
          <table:table-cell office:value-type="string">
            <text:p>47uF</text:p>
          </table:table-cell>
          <table:table-cell/>
          <table:table-cell table:formula="oooc:=[.D4]*[.A46]" office:value-type="float" office:value="63">
            <text:p>63</text:p>
          </table:table-cell>
          <table:table-cell office:value-type="string">
            <text:p>Digikey</text:p>
          </table:table-cell>
          <table:table-cell office:value-type="string">
            <text:p>NO DIGIKEY</text:p>
          </table:table-cell>
          <table:table-cell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TPS77525D</text:p>
          </table:table-cell>
          <table:table-cell office:value-type="string">
            <text:p>Texas Instruments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47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TPS70245PWP</text:p>
          </table:table-cell>
          <table:table-cell office:value-type="string">
            <text:p>Texas Instruments</text:p>
          </table:table-cell>
          <table:table-cell office:value-type="string">
            <text:p>TSSOP</text:p>
          </table:table-cell>
          <table:table-cell table:number-columns-repeated="2"/>
          <table:table-cell table:formula="oooc:=[.D4]*[.A48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3</text:p>
          </table:table-cell>
          <table:table-cell office:value-type="string">
            <text:p>MCR03EZPJ000</text:p>
          </table:table-cell>
          <table:table-cell office:value-type="string">
            <text:p>Rohm </text:p>
          </table:table-cell>
          <table:table-cell office:value-type="string">
            <text:p>0603</text:p>
          </table:table-cell>
          <table:table-cell office:value-type="string">
            <text:p>0</text:p>
          </table:table-cell>
          <table:table-cell office:value-type="string">
            <text:p>5%</text:p>
          </table:table-cell>
          <table:table-cell table:formula="oooc:=[.D4]*[.A49]" office:value-type="float" office:value="273">
            <text:p>273</text:p>
          </table:table-cell>
          <table:table-cell office:value-type="string">
            <text:p>Digikey</text:p>
          </table:table-cell>
          <table:table-cell office:value-type="float" office:value="280">
            <text:p>280</text:p>
          </table:table-cell>
          <table:table-cell table:number-columns-repeated="247"/>
        </table:table-row>
        <table:table-row table:style-name="ro1">
          <table:table-cell office:value-type="string">
            <text:p>3</text:p>
          </table:table-cell>
          <table:table-cell office:value-type="string">
            <text:p>ECE-V1EA101P</text:p>
          </table:table-cell>
          <table:table-cell office:value-type="string">
            <text:p>Panasonic - ECG</text:p>
          </table:table-cell>
          <table:table-cell office:value-type="string">
            <text:p>E</text:p>
          </table:table-cell>
          <table:table-cell office:value-type="string">
            <text:p>100uF</text:p>
          </table:table-cell>
          <table:table-cell office:value-type="string">
            <text:p>20%</text:p>
          </table:table-cell>
          <table:table-cell table:formula="oooc:=[.D4]*[.A50]" office:value-type="float" office:value="63">
            <text:p>63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6</text:p>
          </table:table-cell>
          <table:table-cell office:value-type="string">
            <text:p>RC0603FR-07100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00k</text:p>
          </table:table-cell>
          <table:table-cell office:value-type="string">
            <text:p>1%</text:p>
          </table:table-cell>
          <table:table-cell table:formula="oooc:=[.D4]*[.A51]" office:value-type="float" office:value="336">
            <text:p>336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ECJ-1VF1E105Z</text:p>
          </table:table-cell>
          <table:table-cell office:value-type="string">
            <text:p>Panasonic - ECG</text:p>
          </table:table-cell>
          <table:table-cell office:value-type="string">
            <text:p>0603</text:p>
          </table:table-cell>
          <table:table-cell office:value-type="string">
            <text:p>1uF</text:p>
          </table:table-cell>
          <table:table-cell office:value-type="string">
            <text:p>+20/-80%</text:p>
          </table:table-cell>
          <table:table-cell table:formula="oooc:=[.D4]*[.A52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2</text:p>
          </table:table-cell>
          <table:table-cell office:value-type="string">
            <text:p>39-30-3045</text:p>
          </table:table-cell>
          <table:table-cell office:value-type="string">
            <text:p>Molex</text:p>
          </table:table-cell>
          <table:table-cell table:number-columns-repeated="3"/>
          <table:table-cell table:formula="oooc:=[.D4]*[.A53]" office:value-type="float" office:value="42">
            <text:p>42</text:p>
          </table:table-cell>
          <table:table-cell office:value-type="string">
            <text:p>Arrow</text:p>
          </table:table-cell>
          <table:table-cell table:number-columns-repeated="248"/>
        </table:table-row>
        <table:table-row table:style-name="ro1">
          <table:table-cell office:value-type="string">
            <text:p>6</text:p>
          </table:table-cell>
          <table:table-cell office:value-type="string">
            <text:p>RC0603FR-0747R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47.0</text:p>
          </table:table-cell>
          <table:table-cell office:value-type="string">
            <text:p>1%</text:p>
          </table:table-cell>
          <table:table-cell table:formula="oooc:=[.D4]*[.A54]" office:value-type="float" office:value="126">
            <text:p>126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4</text:p>
          </table:table-cell>
          <table:table-cell office:value-type="string">
            <text:p>RC0603FR-07100R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00</text:p>
          </table:table-cell>
          <table:table-cell office:value-type="string">
            <text:p>1%</text:p>
          </table:table-cell>
          <table:table-cell table:formula="oooc:=[.D4]*[.A55]" office:value-type="float" office:value="84">
            <text:p>84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4</text:p>
          </table:table-cell>
          <table:table-cell office:value-type="string">
            <text:p>RC0603FR-072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2.00k</text:p>
          </table:table-cell>
          <table:table-cell office:value-type="string">
            <text:p>1%</text:p>
          </table:table-cell>
          <table:table-cell table:formula="oooc:=[.D4]*[.A56]" office:value-type="float" office:value="84">
            <text:p>84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RC0603FR-0710R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0.0</text:p>
          </table:table-cell>
          <table:table-cell office:value-type="string">
            <text:p>1%</text:p>
          </table:table-cell>
          <table:table-cell table:formula="oooc:=[.D4]*[.A57]" office:value-type="float" office:value="210">
            <text:p>210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</text:p>
          </table:table-cell>
          <table:table-cell office:value-type="string">
            <text:p>RC0603FR-071K87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.87k</text:p>
          </table:table-cell>
          <table:table-cell office:value-type="string">
            <text:p>1%</text:p>
          </table:table-cell>
          <table:table-cell table:formula="oooc:=[.D4]*[.A58]" office:value-type="float" office:value="21">
            <text:p>2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3">
          <table:table-cell office:value-type="string">
            <text:p>1</text:p>
          </table:table-cell>
          <table:table-cell office:value-type="string">
            <text:p>RC0603FR-072R74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2.74</text:p>
          </table:table-cell>
          <table:table-cell table:style-name="ce4" office:value-type="percentage" office:value="0.05">
            <text:p>5.00%</text:p>
          </table:table-cell>
          <table:table-cell table:formula="oooc:=[.D4]*[.A59]" office:value-type="float" office:value="21">
            <text:p>21</text:p>
          </table:table-cell>
          <table:table-cell table:style-name="Default" office:value-type="string">
            <text:p>DigiKey</text:p>
          </table:table-cell>
          <table:table-cell office:value-type="string">
            <text:p>NO DIGIKEY</text:p>
          </table:table-cell>
          <table:table-cell table:number-columns-repeated="247"/>
        </table:table-row>
        <table:table-row table:style-name="ro1">
          <table:table-cell office:value-type="string">
            <text:p>26</text:p>
          </table:table-cell>
          <table:table-cell office:value-type="string">
            <text:p>C0805C106K9PACTU</text:p>
          </table:table-cell>
          <table:table-cell office:value-type="string">
            <text:p>Kemet</text:p>
          </table:table-cell>
          <table:table-cell office:value-type="string">
            <text:p>0805</text:p>
          </table:table-cell>
          <table:table-cell office:value-type="string">
            <text:p>10uF</text:p>
          </table:table-cell>
          <table:table-cell office:value-type="string">
            <text:p>10%</text:p>
          </table:table-cell>
          <table:table-cell table:formula="oooc:=[.D4]*[.A60]" office:value-type="float" office:value="546">
            <text:p>546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51</text:p>
          </table:table-cell>
          <table:table-cell office:value-type="string">
            <text:p>T491A106K006AT</text:p>
          </table:table-cell>
          <table:table-cell office:value-type="string">
            <text:p>Kemet</text:p>
          </table:table-cell>
          <table:table-cell office:value-type="string">
            <text:p>3216</text:p>
          </table:table-cell>
          <table:table-cell office:value-type="string">
            <text:p>10uF</text:p>
          </table:table-cell>
          <table:table-cell office:value-type="string">
            <text:p>10%</text:p>
          </table:table-cell>
          <table:table-cell table:formula="oooc:=[.D4]*[.A61]" office:value-type="float" office:value="1071">
            <text:p>1071</text:p>
          </table:table-cell>
          <table:table-cell office:value-type="string">
            <text:p>DigiKey</text:p>
          </table:table-cell>
          <table:table-cell table:number-columns-repeated="248"/>
        </table:table-row>
        <table:table-row table:style-name="ro1">
          <table:table-cell office:value-type="string">
            <text:p>10</text:p>
          </table:table-cell>
          <table:table-cell office:value-type="string">
            <text:p>AD8513ARZ</text:p>
          </table:table-cell>
          <table:table-cell office:value-type="string">
            <text:p>Analog Devices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62]" office:value-type="float" office:value="210">
            <text:p>210</text:p>
          </table:table-cell>
          <table:table-cell office:value-type="string">
            <text:p>AD</text:p>
          </table:table-cell>
          <table:table-cell office:value-type="float" office:value="224">
            <text:p>224</text:p>
          </table:table-cell>
          <table:table-cell table:number-columns-repeated="247"/>
        </table:table-row>
        <table:table-row table:style-name="ro1">
          <table:table-cell office:value-type="string">
            <text:p>1</text:p>
          </table:table-cell>
          <table:table-cell office:value-type="string">
            <text:p>84833-1420</text:p>
          </table:table-cell>
          <table:table-cell office:value-type="string">
            <text:p>Molex</text:p>
          </table:table-cell>
          <table:table-cell table:number-columns-repeated="3"/>
          <table:table-cell table:formula="oooc:=[.D4]*[.A63]" office:value-type="float" office:value="21">
            <text:p>21</text:p>
          </table:table-cell>
          <table:table-cell office:value-type="string">
            <text:p>Arrow</text:p>
          </table:table-cell>
          <table:table-cell table:number-columns-repeated="248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3">05/03/2006</text:date>, <text:time>11:4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4-25T05:39:27</meta:creation-date>
    <dc:date>2006-05-03T11:42:55</dc:date>
    <dc:language>en-US</dc:language>
    <meta:editing-cycles>8</meta:editing-cycles>
    <meta:editing-duration>PT1H24M49S</meta:editing-duration>
    <meta:user-defined meta:name="Info 1"/>
    <meta:user-defined meta:name="Info 2"/>
    <meta:user-defined meta:name="Info 3"/>
    <meta:user-defined meta:name="Info 4"/>
    <meta:document-statistic meta:table-count="3" meta:cell-count="420"/>
  </office:meta>
</office:document-meta>
</file>